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20000010C19290E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style:mirror="none"/>
    </style:style>
  </office:automatic-styles>
  <office:body>
    <office:drawing>
      <draw:page draw:name="page1" draw:style-name="dp1" draw:master-page-name="Default">
        <draw:frame draw:style-name="gr1" draw:layer="layout" svg:width="11.924cm" svg:height="9.454cm" svg:x="0cm" svg:y="0cm">
          <draw:image xlink:href="Pictures/10000201000001520000010C19290E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924cm" fo:page-height="9.4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6.2$MacOSX_X86_64 LibreOffice_project/d50a87b2e514536ed401c18000dad4660b6a169e</meta:generator>
  </office:meta>
</office:document-meta>
</file>